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$N$</text:p>
          </table:table-cell>
          <table:table-cell office:value-type="string" calcext:value-type="string">
            <text:p>$k_1$</text:p>
          </table:table-cell>
          <table:table-cell office:value-type="string" calcext:value-type="string">
            <text:p>$\tau_1$</text:p>
          </table:table-cell>
          <table:table-cell office:value-type="string" calcext:value-type="string">
            <text:p>$\tau_2$</text:p>
          </table:table-cell>
          <table:table-cell office:value-type="string" calcext:value-type="string">
            <text:p>$\tau_{ach}$</text:p>
          </table:table-cell>
          <table:table-cell office:value-type="string" calcext:value-type="string">
            <text:p>$tau_{nor}$</text:p>
          </table:table-cell>
          <table:table-cell office:value-type="string" calcext:value-type="string">
            <text:p>$h_0$</text:p>
          </table:table-cell>
          <table:table-cell office:value-type="string" calcext:value-type="string">
            <text:p>$m_{nor}$</text:p>
          </table:table-cell>
          <table:table-cell office:value-type="string" calcext:value-type="string">
            <text:p>$m_{ach}$</text:p>
          </table:table-cell>
          <table:table-cell/>
          <table:table-cell office:value-type="string" calcext:value-type="string">
            <text:p>$N$</text:p>
          </table:table-cell>
          <table:table-cell office:value-type="string" calcext:value-type="string">
            <text:p>$k_1$</text:p>
          </table:table-cell>
          <table:table-cell office:value-type="string" calcext:value-type="string">
            <text:p>$\tau_1$</text:p>
          </table:table-cell>
          <table:table-cell office:value-type="string" calcext:value-type="string">
            <text:p>$\tau_2$</text:p>
          </table:table-cell>
          <table:table-cell office:value-type="string" calcext:value-type="string">
            <text:p>$\tau_{ach}$</text:p>
          </table:table-cell>
          <table:table-cell office:value-type="string" calcext:value-type="string">
            <text:p>$tau_{nor}$</text:p>
          </table:table-cell>
          <table:table-cell office:value-type="string" calcext:value-type="string">
            <text:p>$h_0$</text:p>
          </table:table-cell>
          <table:table-cell office:value-type="string" calcext:value-type="string">
            <text:p>$m_{nor}$</text:p>
          </table:table-cell>
          <table:table-cell office:value-type="string" calcext:value-type="string">
            <text:p>$m_{ach}$</text:p>
          </table:table-cell>
        </table:table-row>
        <table:table-row table:style-name="ro1">
          <table:table-cell office:value-type="float" office:value="59.5000863864613" calcext:value-type="float">
            <text:p>59.5000863865</text:p>
          </table:table-cell>
          <table:table-cell office:value-type="float" office:value="0.585464654873115" calcext:value-type="float">
            <text:p>0.5854646549</text:p>
          </table:table-cell>
          <table:table-cell office:value-type="float" office:value="0.123867476265777" calcext:value-type="float">
            <text:p>0.1238674763</text:p>
          </table:table-cell>
          <table:table-cell office:value-type="float" office:value="129.146110109933" calcext:value-type="float">
            <text:p>129.1461101099</text:p>
          </table:table-cell>
          <table:table-cell office:value-type="float" office:value="0.795183431996403" calcext:value-type="float">
            <text:p>0.795183432</text:p>
          </table:table-cell>
          <table:table-cell office:value-type="float" office:value="0.368622066080647" calcext:value-type="float">
            <text:p>0.3686220661</text:p>
          </table:table-cell>
          <table:table-cell office:value-type="float" office:value="1.25187069168786" calcext:value-type="float">
            <text:p>1.2518706917</text:p>
          </table:table-cell>
          <table:table-cell office:value-type="float" office:value="0.21251475556393" calcext:value-type="float">
            <text:p>0.2125147556</text:p>
          </table:table-cell>
          <table:table-cell office:value-type="float" office:value="0.0492909291336983" calcext:value-type="float">
            <text:p>0.0492909291</text:p>
          </table:table-cell>
          <table:table-cell/>
          <table:table-cell office:value-type="float" office:value="35.8291211007893" calcext:value-type="float">
            <text:p>35.8291211008</text:p>
          </table:table-cell>
          <table:table-cell office:value-type="float" office:value="2.20275117590889" calcext:value-type="float">
            <text:p>2.2027511759</text:p>
          </table:table-cell>
          <table:table-cell office:value-type="float" office:value="0.350682098855711" calcext:value-type="float">
            <text:p>0.3506820989</text:p>
          </table:table-cell>
          <table:table-cell office:value-type="float" office:value="116.092593276717" calcext:value-type="float">
            <text:p>116.0925932767</text:p>
          </table:table-cell>
          <table:table-cell office:value-type="float" office:value="0.258238991728179" calcext:value-type="float">
            <text:p>0.2582389917</text:p>
          </table:table-cell>
          <table:table-cell office:value-type="float" office:value="0.247682448801532" calcext:value-type="float">
            <text:p>0.2476824488</text:p>
          </table:table-cell>
          <table:table-cell office:value-type="float" office:value="1.77902617606758" calcext:value-type="float">
            <text:p>1.7790261761</text:p>
          </table:table-cell>
          <table:table-cell office:value-type="float" office:value="0.120312340561168" calcext:value-type="float">
            <text:p>0.1203123406</text:p>
          </table:table-cell>
          <table:table-cell office:value-type="float" office:value="0.122376446252328" calcext:value-type="float">
            <text:p>0.1223764463</text:p>
          </table:table-cell>
        </table:table-row>
        <table:table-row table:style-name="ro1">
          <table:table-cell office:value-type="float" office:value="62.0458244647297" calcext:value-type="float">
            <text:p>62.0458244647</text:p>
          </table:table-cell>
          <table:table-cell office:value-type="float" office:value="0.601414730229497" calcext:value-type="float">
            <text:p>0.6014147302</text:p>
          </table:table-cell>
          <table:table-cell office:value-type="float" office:value="0.11638265484973" calcext:value-type="float">
            <text:p>0.1163826548</text:p>
          </table:table-cell>
          <table:table-cell office:value-type="float" office:value="125.885443929436" calcext:value-type="float">
            <text:p>125.8854439294</text:p>
          </table:table-cell>
          <table:table-cell office:value-type="float" office:value="0.784163352026405" calcext:value-type="float">
            <text:p>0.784163352</text:p>
          </table:table-cell>
          <table:table-cell office:value-type="float" office:value="0.406590125345512" calcext:value-type="float">
            <text:p>0.4065901253</text:p>
          </table:table-cell>
          <table:table-cell office:value-type="float" office:value="1.25325765783816" calcext:value-type="float">
            <text:p>1.2532576578</text:p>
          </table:table-cell>
          <table:table-cell office:value-type="float" office:value="0.193798693103404" calcext:value-type="float">
            <text:p>0.1937986931</text:p>
          </table:table-cell>
          <table:table-cell office:value-type="float" office:value="0.0390010668312754" calcext:value-type="float">
            <text:p>0.0390010668</text:p>
          </table:table-cell>
          <table:table-cell/>
          <table:table-cell office:value-type="float" office:value="30.2773925918549" calcext:value-type="float">
            <text:p>30.2773925919</text:p>
          </table:table-cell>
          <table:table-cell office:value-type="float" office:value="1.51866432551177" calcext:value-type="float">
            <text:p>1.5186643255</text:p>
          </table:table-cell>
          <table:table-cell office:value-type="float" office:value="0.238740697319406" calcext:value-type="float">
            <text:p>0.2387406973</text:p>
          </table:table-cell>
          <table:table-cell office:value-type="float" office:value="76.2845873551646" calcext:value-type="float">
            <text:p>76.2845873552</text:p>
          </table:table-cell>
          <table:table-cell office:value-type="float" office:value="0.179045683408814" calcext:value-type="float">
            <text:p>0.1790456834</text:p>
          </table:table-cell>
          <table:table-cell office:value-type="float" office:value="0.176543522741613" calcext:value-type="float">
            <text:p>0.1765435227</text:p>
          </table:table-cell>
          <table:table-cell office:value-type="float" office:value="1.72429898140398" calcext:value-type="float">
            <text:p>1.7242989814</text:p>
          </table:table-cell>
          <table:table-cell office:value-type="float" office:value="0.182575524179573" calcext:value-type="float">
            <text:p>0.1825755242</text:p>
          </table:table-cell>
          <table:table-cell office:value-type="float" office:value="0.0898289637142749" calcext:value-type="float">
            <text:p>0.0898289637</text:p>
          </table:table-cell>
        </table:table-row>
        <table:table-row table:style-name="ro1">
          <table:table-cell office:value-type="float" office:value="62.0073008238403" calcext:value-type="float">
            <text:p>62.0073008238</text:p>
          </table:table-cell>
          <table:table-cell office:value-type="float" office:value="0.655004010737538" calcext:value-type="float">
            <text:p>0.6550040107</text:p>
          </table:table-cell>
          <table:table-cell office:value-type="float" office:value="0.0896389680821093" calcext:value-type="float">
            <text:p>0.0896389681</text:p>
          </table:table-cell>
          <table:table-cell office:value-type="float" office:value="148.022235366741" calcext:value-type="float">
            <text:p>148.0222353667</text:p>
          </table:table-cell>
          <table:table-cell office:value-type="float" office:value="0.839066203373529" calcext:value-type="float">
            <text:p>0.8390662034</text:p>
          </table:table-cell>
          <table:table-cell office:value-type="float" office:value="0.383677769165488" calcext:value-type="float">
            <text:p>0.3836777692</text:p>
          </table:table-cell>
          <table:table-cell office:value-type="float" office:value="1.25398513914093" calcext:value-type="float">
            <text:p>1.2539851391</text:p>
          </table:table-cell>
          <table:table-cell office:value-type="float" office:value="0.170876555889661" calcext:value-type="float">
            <text:p>0.1708765559</text:p>
          </table:table-cell>
          <table:table-cell office:value-type="float" office:value="0.0473214074943848" calcext:value-type="float">
            <text:p>0.0473214075</text:p>
          </table:table-cell>
          <table:table-cell/>
          <table:table-cell office:value-type="float" office:value="27.6801828622486" calcext:value-type="float">
            <text:p>27.6801828622</text:p>
          </table:table-cell>
          <table:table-cell office:value-type="float" office:value="1.21722574835769" calcext:value-type="float">
            <text:p>1.2172257484</text:p>
          </table:table-cell>
          <table:table-cell office:value-type="float" office:value="0.260578694701469" calcext:value-type="float">
            <text:p>0.2605786947</text:p>
          </table:table-cell>
          <table:table-cell office:value-type="float" office:value="77.7242415671248" calcext:value-type="float">
            <text:p>77.7242415671</text:p>
          </table:table-cell>
          <table:table-cell office:value-type="float" office:value="0.173240670173787" calcext:value-type="float">
            <text:p>0.1732406702</text:p>
          </table:table-cell>
          <table:table-cell office:value-type="float" office:value="0.201580280155111" calcext:value-type="float">
            <text:p>0.2015802802</text:p>
          </table:table-cell>
          <table:table-cell office:value-type="float" office:value="1.72306654950591" calcext:value-type="float">
            <text:p>1.7230665495</text:p>
          </table:table-cell>
          <table:table-cell office:value-type="float" office:value="0.168814621987773" calcext:value-type="float">
            <text:p>0.168814622</text:p>
          </table:table-cell>
          <table:table-cell office:value-type="float" office:value="0.0757005841487749" calcext:value-type="float">
            <text:p>0.0757005841</text:p>
          </table:table-cell>
        </table:table-row>
        <table:table-row table:style-name="ro1">
          <table:table-cell office:value-type="float" office:value="55.4120152650436" calcext:value-type="float">
            <text:p>55.412015265</text:p>
          </table:table-cell>
          <table:table-cell office:value-type="float" office:value="0.82049028546244" calcext:value-type="float">
            <text:p>0.8204902855</text:p>
          </table:table-cell>
          <table:table-cell office:value-type="float" office:value="0.0761890596137129" calcext:value-type="float">
            <text:p>0.0761890596</text:p>
          </table:table-cell>
          <table:table-cell office:value-type="float" office:value="179.416656930876" calcext:value-type="float">
            <text:p>179.4166569309</text:p>
          </table:table-cell>
          <table:table-cell office:value-type="float" office:value="0.968389998555427" calcext:value-type="float">
            <text:p>0.9683899986</text:p>
          </table:table-cell>
          <table:table-cell office:value-type="float" office:value="0.36225380143914" calcext:value-type="float">
            <text:p>0.3622538014</text:p>
          </table:table-cell>
          <table:table-cell office:value-type="float" office:value="1.23863614167063" calcext:value-type="float">
            <text:p>1.2386361417</text:p>
          </table:table-cell>
          <table:table-cell office:value-type="float" office:value="0.138235736692779" calcext:value-type="float">
            <text:p>0.1382357367</text:p>
          </table:table-cell>
          <table:table-cell office:value-type="float" office:value="0.0451176641824344" calcext:value-type="float">
            <text:p>0.0451176642</text:p>
          </table:table-cell>
          <table:table-cell/>
          <table:table-cell office:value-type="float" office:value="27.0964962178892" calcext:value-type="float">
            <text:p>27.0964962179</text:p>
          </table:table-cell>
          <table:table-cell office:value-type="float" office:value="1.14129865712321" calcext:value-type="float">
            <text:p>1.1412986571</text:p>
          </table:table-cell>
          <table:table-cell office:value-type="float" office:value="0.302892999925937" calcext:value-type="float">
            <text:p>0.3028929999</text:p>
          </table:table-cell>
          <table:table-cell office:value-type="float" office:value="85.3960804995021" calcext:value-type="float">
            <text:p>85.3960804995</text:p>
          </table:table-cell>
          <table:table-cell office:value-type="float" office:value="0.160070081933277" calcext:value-type="float">
            <text:p>0.1600700819</text:p>
          </table:table-cell>
          <table:table-cell office:value-type="float" office:value="0.210608475394033" calcext:value-type="float">
            <text:p>0.2106084754</text:p>
          </table:table-cell>
          <table:table-cell office:value-type="float" office:value="1.71036655300217" calcext:value-type="float">
            <text:p>1.710366553</text:p>
          </table:table-cell>
          <table:table-cell office:value-type="float" office:value="0.174289670409631" calcext:value-type="float">
            <text:p>0.1742896704</text:p>
          </table:table-cell>
          <table:table-cell office:value-type="float" office:value="0.0790917950699393" calcext:value-type="float">
            <text:p>0.0790917951</text:p>
          </table:table-cell>
        </table:table-row>
        <table:table-row table:style-name="ro1">
          <table:table-cell office:value-type="float" office:value="57.0691764433783" calcext:value-type="float">
            <text:p>57.0691764434</text:p>
          </table:table-cell>
          <table:table-cell office:value-type="float" office:value="0.933623612922498" calcext:value-type="float">
            <text:p>0.9336236129</text:p>
          </table:table-cell>
          <table:table-cell office:value-type="float" office:value="0.0706941388893292" calcext:value-type="float">
            <text:p>0.0706941389</text:p>
          </table:table-cell>
          <table:table-cell office:value-type="float" office:value="175.201253852697" calcext:value-type="float">
            <text:p>175.2012538527</text:p>
          </table:table-cell>
          <table:table-cell office:value-type="float" office:value="1.19421425270948" calcext:value-type="float">
            <text:p>1.1942142527</text:p>
          </table:table-cell>
          <table:table-cell office:value-type="float" office:value="0.354116901862566" calcext:value-type="float">
            <text:p>0.3541169019</text:p>
          </table:table-cell>
          <table:table-cell office:value-type="float" office:value="1.24257009740405" calcext:value-type="float">
            <text:p>1.2425700974</text:p>
          </table:table-cell>
          <table:table-cell office:value-type="float" office:value="0.169148641363603" calcext:value-type="float">
            <text:p>0.1691486414</text:p>
          </table:table-cell>
          <table:table-cell office:value-type="float" office:value="0.0463657715782291" calcext:value-type="float">
            <text:p>0.0463657716</text:p>
          </table:table-cell>
          <table:table-cell/>
          <table:table-cell office:value-type="float" office:value="59.4236892741054" calcext:value-type="float">
            <text:p>59.4236892741</text:p>
          </table:table-cell>
          <table:table-cell office:value-type="float" office:value="2.0038757681049" calcext:value-type="float">
            <text:p>2.0038757681</text:p>
          </table:table-cell>
          <table:table-cell office:value-type="float" office:value="0.35408957349215" calcext:value-type="float">
            <text:p>0.3540895735</text:p>
          </table:table-cell>
          <table:table-cell office:value-type="float" office:value="73.258534456081" calcext:value-type="float">
            <text:p>73.2585344561</text:p>
          </table:table-cell>
          <table:table-cell office:value-type="float" office:value="0.158540212708335" calcext:value-type="float">
            <text:p>0.1585402127</text:p>
          </table:table-cell>
          <table:table-cell office:value-type="float" office:value="0.131357941938952" calcext:value-type="float">
            <text:p>0.1313579419</text:p>
          </table:table-cell>
          <table:table-cell office:value-type="float" office:value="1.74301273143445" calcext:value-type="float">
            <text:p>1.7430127314</text:p>
          </table:table-cell>
          <table:table-cell office:value-type="float" office:value="0.167748695440492" calcext:value-type="float">
            <text:p>0.1677486954</text:p>
          </table:table-cell>
          <table:table-cell office:value-type="float" office:value="0.0664326638069964" calcext:value-type="float">
            <text:p>0.0664326638</text:p>
          </table:table-cell>
        </table:table-row>
        <table:table-row table:style-name="ro1">
          <table:table-cell office:value-type="float" office:value="45.6862989182685" calcext:value-type="float">
            <text:p>45.6862989183</text:p>
          </table:table-cell>
          <table:table-cell office:value-type="float" office:value="0.930795852407965" calcext:value-type="float">
            <text:p>0.9307958524</text:p>
          </table:table-cell>
          <table:table-cell office:value-type="float" office:value="0.0240540716681976" calcext:value-type="float">
            <text:p>0.0240540717</text:p>
          </table:table-cell>
          <table:table-cell office:value-type="float" office:value="195.163982275694" calcext:value-type="float">
            <text:p>195.1639822757</text:p>
          </table:table-cell>
          <table:table-cell office:value-type="float" office:value="0.727336892027905" calcext:value-type="float">
            <text:p>0.727336892</text:p>
          </table:table-cell>
          <table:table-cell office:value-type="float" office:value="0.241591660663709" calcext:value-type="float">
            <text:p>0.2415916607</text:p>
          </table:table-cell>
          <table:table-cell office:value-type="float" office:value="1.24425519017417" calcext:value-type="float">
            <text:p>1.2442551902</text:p>
          </table:table-cell>
          <table:table-cell office:value-type="float" office:value="0.187477278419797" calcext:value-type="float">
            <text:p>0.1874772784</text:p>
          </table:table-cell>
          <table:table-cell office:value-type="float" office:value="0.0457105611022651" calcext:value-type="float">
            <text:p>0.0457105611</text:p>
          </table:table-cell>
          <table:table-cell/>
          <table:table-cell office:value-type="float" office:value="38.2568283477213" calcext:value-type="float">
            <text:p>38.2568283477</text:p>
          </table:table-cell>
          <table:table-cell office:value-type="float" office:value="1.68570681524377" calcext:value-type="float">
            <text:p>1.6857068152</text:p>
          </table:table-cell>
          <table:table-cell office:value-type="float" office:value="0.321933249810564" calcext:value-type="float">
            <text:p>0.3219332498</text:p>
          </table:table-cell>
          <table:table-cell office:value-type="float" office:value="112.18978901445" calcext:value-type="float">
            <text:p>112.1897890145</text:p>
          </table:table-cell>
          <table:table-cell office:value-type="float" office:value="0.131775443815977" calcext:value-type="float">
            <text:p>0.1317754438</text:p>
          </table:table-cell>
          <table:table-cell office:value-type="float" office:value="0.144431115694549" calcext:value-type="float">
            <text:p>0.1444311157</text:p>
          </table:table-cell>
          <table:table-cell office:value-type="float" office:value="1.69974936434624" calcext:value-type="float">
            <text:p>1.6997493643</text:p>
          </table:table-cell>
          <table:table-cell office:value-type="float" office:value="0.138752587622172" calcext:value-type="float">
            <text:p>0.1387525876</text:p>
          </table:table-cell>
          <table:table-cell office:value-type="float" office:value="0.0430574715471976" calcext:value-type="float">
            <text:p>0.0430574715</text:p>
          </table:table-cell>
        </table:table-row>
        <table:table-row table:style-name="ro1">
          <table:table-cell office:value-type="float" office:value="40.2783615684146" calcext:value-type="float">
            <text:p>40.2783615684</text:p>
          </table:table-cell>
          <table:table-cell office:value-type="float" office:value="1.29652599515267" calcext:value-type="float">
            <text:p>1.2965259952</text:p>
          </table:table-cell>
          <table:table-cell office:value-type="float" office:value="0.321434232282401" calcext:value-type="float">
            <text:p>0.3214342323</text:p>
          </table:table-cell>
          <table:table-cell office:value-type="float" office:value="76.773945273268" calcext:value-type="float">
            <text:p>76.7739452733</text:p>
          </table:table-cell>
          <table:table-cell office:value-type="float" office:value="0.157921347525196" calcext:value-type="float">
            <text:p>0.1579213475</text:p>
          </table:table-cell>
          <table:table-cell office:value-type="float" office:value="0.288149644100549" calcext:value-type="float">
            <text:p>0.2881496441</text:p>
          </table:table-cell>
          <table:table-cell office:value-type="float" office:value="1.24358093835258" calcext:value-type="float">
            <text:p>1.2435809384</text:p>
          </table:table-cell>
          <table:table-cell office:value-type="float" office:value="0.182239868577871" calcext:value-type="float">
            <text:p>0.1822398686</text:p>
          </table:table-cell>
          <table:table-cell office:value-type="float" office:value="0.0471442628451745" calcext:value-type="float">
            <text:p>0.0471442628</text:p>
          </table:table-cell>
          <table:table-cell/>
          <table:table-cell office:value-type="float" office:value="38.2654344108933" calcext:value-type="float">
            <text:p>38.2654344109</text:p>
          </table:table-cell>
          <table:table-cell office:value-type="float" office:value="1.64174963094344" calcext:value-type="float">
            <text:p>1.6417496309</text:p>
          </table:table-cell>
          <table:table-cell office:value-type="float" office:value="0.327421364317418" calcext:value-type="float">
            <text:p>0.3274213643</text:p>
          </table:table-cell>
          <table:table-cell office:value-type="float" office:value="110.188454142261" calcext:value-type="float">
            <text:p>110.1884541423</text:p>
          </table:table-cell>
          <table:table-cell office:value-type="float" office:value="0.135336384556399" calcext:value-type="float">
            <text:p>0.1353363846</text:p>
          </table:table-cell>
          <table:table-cell office:value-type="float" office:value="0.15171212269347" calcext:value-type="float">
            <text:p>0.1517121227</text:p>
          </table:table-cell>
          <table:table-cell office:value-type="float" office:value="1.70639714514047" calcext:value-type="float">
            <text:p>1.7063971451</text:p>
          </table:table-cell>
          <table:table-cell office:value-type="float" office:value="0.144316887942813" calcext:value-type="float">
            <text:p>0.1443168879</text:p>
          </table:table-cell>
          <table:table-cell office:value-type="float" office:value="0.0412770048199341" calcext:value-type="float">
            <text:p>0.0412770048</text:p>
          </table:table-cell>
        </table:table-row>
        <table:table-row table:style-name="ro1">
          <table:table-cell office:value-type="float" office:value="39.8223535134344" calcext:value-type="float">
            <text:p>39.8223535134</text:p>
          </table:table-cell>
          <table:table-cell office:value-type="float" office:value="1.30538716845369" calcext:value-type="float">
            <text:p>1.3053871685</text:p>
          </table:table-cell>
          <table:table-cell office:value-type="float" office:value="0.332958161888145" calcext:value-type="float">
            <text:p>0.3329581619</text:p>
          </table:table-cell>
          <table:table-cell office:value-type="float" office:value="74.7455229564634" calcext:value-type="float">
            <text:p>74.7455229565</text:p>
          </table:table-cell>
          <table:table-cell office:value-type="float" office:value="0.164559491244633" calcext:value-type="float">
            <text:p>0.1645594912</text:p>
          </table:table-cell>
          <table:table-cell office:value-type="float" office:value="0.26942972619866" calcext:value-type="float">
            <text:p>0.2694297262</text:p>
          </table:table-cell>
          <table:table-cell office:value-type="float" office:value="1.23902492059093" calcext:value-type="float">
            <text:p>1.2390249206</text:p>
          </table:table-cell>
          <table:table-cell office:value-type="float" office:value="0.193677779232539" calcext:value-type="float">
            <text:p>0.1936777792</text:p>
          </table:table-cell>
          <table:table-cell office:value-type="float" office:value="0.0370572508039694" calcext:value-type="float">
            <text:p>0.0370572508</text:p>
          </table:table-cell>
          <table:table-cell/>
          <table:table-cell office:value-type="float" office:value="39.3209128795423" calcext:value-type="float">
            <text:p>39.3209128795</text:p>
          </table:table-cell>
          <table:table-cell office:value-type="float" office:value="1.81353526439444" calcext:value-type="float">
            <text:p>1.8135352644</text:p>
          </table:table-cell>
          <table:table-cell office:value-type="float" office:value="0.318047015355729" calcext:value-type="float">
            <text:p>0.3180470154</text:p>
          </table:table-cell>
          <table:table-cell office:value-type="float" office:value="118.728196527213" calcext:value-type="float">
            <text:p>118.7281965272</text:p>
          </table:table-cell>
          <table:table-cell office:value-type="float" office:value="0.140066824628958" calcext:value-type="float">
            <text:p>0.1400668246</text:p>
          </table:table-cell>
          <table:table-cell office:value-type="float" office:value="0.144611582480102" calcext:value-type="float">
            <text:p>0.1446115825</text:p>
          </table:table-cell>
          <table:table-cell office:value-type="float" office:value="1.73471359593628" calcext:value-type="float">
            <text:p>1.7347135959</text:p>
          </table:table-cell>
          <table:table-cell office:value-type="float" office:value="0.138529405699935" calcext:value-type="float">
            <text:p>0.1385294057</text:p>
          </table:table-cell>
          <table:table-cell office:value-type="float" office:value="0.03783810107925" calcext:value-type="float">
            <text:p>0.0378381011</text:p>
          </table:table-cell>
        </table:table-row>
        <table:table-row table:style-name="ro1">
          <table:table-cell office:value-type="float" office:value="38.5787014302089" calcext:value-type="float">
            <text:p>38.5787014302</text:p>
          </table:table-cell>
          <table:table-cell office:value-type="float" office:value="1.37348267198338" calcext:value-type="float">
            <text:p>1.373482672</text:p>
          </table:table-cell>
          <table:table-cell office:value-type="float" office:value="0.360537109456736" calcext:value-type="float">
            <text:p>0.3605371095</text:p>
          </table:table-cell>
          <table:table-cell office:value-type="float" office:value="76.5799943185149" calcext:value-type="float">
            <text:p>76.5799943185</text:p>
          </table:table-cell>
          <table:table-cell office:value-type="float" office:value="0.173524564925616" calcext:value-type="float">
            <text:p>0.1735245649</text:p>
          </table:table-cell>
          <table:table-cell office:value-type="float" office:value="0.268694438740036" calcext:value-type="float">
            <text:p>0.2686944387</text:p>
          </table:table-cell>
          <table:table-cell office:value-type="float" office:value="1.24261868487955" calcext:value-type="float">
            <text:p>1.2426186849</text:p>
          </table:table-cell>
          <table:table-cell office:value-type="float" office:value="0.178226701496509" calcext:value-type="float">
            <text:p>0.1782267015</text:p>
          </table:table-cell>
          <table:table-cell office:value-type="float" office:value="0.0386391174593651" calcext:value-type="float">
            <text:p>0.0386391175</text:p>
          </table:table-cell>
          <table:table-cell/>
          <table:table-cell office:value-type="float" office:value="42.9153006151026" calcext:value-type="float">
            <text:p>42.9153006151</text:p>
          </table:table-cell>
          <table:table-cell office:value-type="float" office:value="0.316414445043662" calcext:value-type="float">
            <text:p>0.316414445</text:p>
          </table:table-cell>
          <table:table-cell office:value-type="float" office:value="0.596052309226139" calcext:value-type="float">
            <text:p>0.5960523092</text:p>
          </table:table-cell>
          <table:table-cell office:value-type="float" office:value="35.4966082506705" calcext:value-type="float">
            <text:p>35.4966082507</text:p>
          </table:table-cell>
          <table:table-cell office:value-type="float" office:value="0.0355096669477157" calcext:value-type="float">
            <text:p>0.0355096669</text:p>
          </table:table-cell>
          <table:table-cell office:value-type="float" office:value="0.129476406529975" calcext:value-type="float">
            <text:p>0.1294764065</text:p>
          </table:table-cell>
          <table:table-cell office:value-type="float" office:value="1.84502212008001" calcext:value-type="float">
            <text:p>1.8450221201</text:p>
          </table:table-cell>
          <table:table-cell office:value-type="float" office:value="0.186655390474672" calcext:value-type="float">
            <text:p>0.1866553905</text:p>
          </table:table-cell>
          <table:table-cell office:value-type="float" office:value="0.243571364061194" calcext:value-type="float">
            <text:p>0.2435713641</text:p>
          </table:table-cell>
        </table:table-row>
        <table:table-row table:style-name="ro1">
          <table:table-cell office:value-type="float" office:value="43.2253048323849" calcext:value-type="float">
            <text:p>43.2253048324</text:p>
          </table:table-cell>
          <table:table-cell office:value-type="float" office:value="1.06407125116881" calcext:value-type="float">
            <text:p>1.0640712512</text:p>
          </table:table-cell>
          <table:table-cell office:value-type="float" office:value="0.338806693549431" calcext:value-type="float">
            <text:p>0.3388066935</text:p>
          </table:table-cell>
          <table:table-cell office:value-type="float" office:value="92.2165983955028" calcext:value-type="float">
            <text:p>92.2165983955</text:p>
          </table:table-cell>
          <table:table-cell office:value-type="float" office:value="0.164613632948352" calcext:value-type="float">
            <text:p>0.1646136329</text:p>
          </table:table-cell>
          <table:table-cell office:value-type="float" office:value="0.23250020047226" calcext:value-type="float">
            <text:p>0.2325002005</text:p>
          </table:table-cell>
          <table:table-cell office:value-type="float" office:value="1.23765612865526" calcext:value-type="float">
            <text:p>1.2376561287</text:p>
          </table:table-cell>
          <table:table-cell office:value-type="float" office:value="0.189500884548005" calcext:value-type="float">
            <text:p>0.1895008845</text:p>
          </table:table-cell>
          <table:table-cell office:value-type="float" office:value="0.0387120558460027" calcext:value-type="float">
            <text:p>0.0387120558</text:p>
          </table:table-cell>
          <table:table-cell/>
          <table:table-cell office:value-type="float" office:value="40.7836800911016" calcext:value-type="float">
            <text:p>40.7836800911</text:p>
          </table:table-cell>
          <table:table-cell office:value-type="float" office:value="0.254440830145553" calcext:value-type="float">
            <text:p>0.2544408301</text:p>
          </table:table-cell>
          <table:table-cell office:value-type="float" office:value="0.551347228373946" calcext:value-type="float">
            <text:p>0.5513472284</text:p>
          </table:table-cell>
          <table:table-cell office:value-type="float" office:value="23.5024540561681" calcext:value-type="float">
            <text:p>23.5024540562</text:p>
          </table:table-cell>
          <table:table-cell office:value-type="float" office:value="0.0390463724485463" calcext:value-type="float">
            <text:p>0.0390463724</text:p>
          </table:table-cell>
          <table:table-cell office:value-type="float" office:value="0.14973499356978" calcext:value-type="float">
            <text:p>0.1497349936</text:p>
          </table:table-cell>
          <table:table-cell office:value-type="float" office:value="1.81262012362017" calcext:value-type="float">
            <text:p>1.8126201236</text:p>
          </table:table-cell>
          <table:table-cell office:value-type="float" office:value="0.187375129979006" calcext:value-type="float">
            <text:p>0.18737513</text:p>
          </table:table-cell>
          <table:table-cell office:value-type="float" office:value="0.163040528934242" calcext:value-type="float">
            <text:p>0.163040528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formula="of:=AVERAGE([.A2:.A11])" office:value-type="float" office:value="50.3625423646165" calcext:value-type="float">
            <text:p>50.3625423646</text:p>
          </table:table-cell>
          <table:table-cell table:formula="of:=AVERAGE([.B2:.B11])" office:value-type="float" office:value="0.95662602333916" calcext:value-type="float">
            <text:p>0.9566260233</text:p>
          </table:table-cell>
          <table:table-cell table:formula="of:=AVERAGE([.C2:.C11])" office:value-type="float" office:value="0.185456256654557" calcext:value-type="float">
            <text:p>0.1854562567</text:p>
          </table:table-cell>
          <table:table-cell table:formula="of:=AVERAGE([.D2:.D11])" office:value-type="float" office:value="127.315174340913" calcext:value-type="float">
            <text:p>127.3151743409</text:p>
          </table:table-cell>
          <table:table-cell table:formula="of:=AVERAGE([.E2:.E11])" office:value-type="float" office:value="0.596897316733295" calcext:value-type="float">
            <text:p>0.5968973167</text:p>
          </table:table-cell>
          <table:table-cell table:formula="of:=AVERAGE([.F2:.F11])" office:value-type="float" office:value="0.317562633406857" calcext:value-type="float">
            <text:p>0.3175626334</text:p>
          </table:table-cell>
          <table:table-cell table:formula="of:=AVERAGE([.G2:.G11])" office:value-type="float" office:value="1.24474555903941" calcext:value-type="float">
            <text:p>1.244745559</text:p>
          </table:table-cell>
          <table:table-cell table:formula="of:=AVERAGE([.H2:.H11])" office:value-type="float" office:value="0.18156968948881" calcext:value-type="float">
            <text:p>0.1815696895</text:p>
          </table:table-cell>
          <table:table-cell table:formula="of:=AVERAGE([.I2:.I11])" office:value-type="float" office:value="0.0434360087276799" calcext:value-type="float">
            <text:p>0.0434360087</text:p>
          </table:table-cell>
          <table:table-cell/>
          <table:table-cell table:formula="of:=AVERAGE([.K2:.K11])" office:value-type="float" office:value="37.9849038391249" calcext:value-type="float">
            <text:p>37.9849038391</text:p>
          </table:table-cell>
          <table:table-cell table:formula="of:=AVERAGE([.L2:.L11])" office:value-type="float" office:value="1.37956626607773" calcext:value-type="float">
            <text:p>1.3795662661</text:p>
          </table:table-cell>
          <table:table-cell table:formula="of:=AVERAGE([.M2:.M11])" office:value-type="float" office:value="0.362178523137847" calcext:value-type="float">
            <text:p>0.3621785231</text:p>
          </table:table-cell>
          <table:table-cell table:formula="of:=AVERAGE([.N2:.N11])" office:value-type="float" office:value="82.8861539145352" calcext:value-type="float">
            <text:p>82.8861539145</text:p>
          </table:table-cell>
          <table:table-cell table:formula="of:=AVERAGE([.O2:.O11])" office:value-type="float" office:value="0.141087033234999" calcext:value-type="float">
            <text:p>0.1410870332</text:p>
          </table:table-cell>
          <table:table-cell table:formula="of:=AVERAGE([.P2:.P11])" office:value-type="float" office:value="0.168773888999912" calcext:value-type="float">
            <text:p>0.168773889</text:p>
          </table:table-cell>
          <table:table-cell table:formula="of:=AVERAGE([.Q2:.Q11])" office:value-type="float" office:value="1.74782733405373" calcext:value-type="float">
            <text:p>1.7478273341</text:p>
          </table:table-cell>
          <table:table-cell table:formula="of:=AVERAGE([.R2:.R11])" office:value-type="float" office:value="0.160937025429724" calcext:value-type="float">
            <text:p>0.1609370254</text:p>
          </table:table-cell>
          <table:table-cell table:formula="of:=AVERAGE([.S2:.S11])" office:value-type="float" office:value="0.0962214923434132" calcext:value-type="float">
            <text:p>0.0962214923</text:p>
          </table:table-cell>
        </table:table-row>
        <table:table-row table:style-name="ro1">
          <table:table-cell table:formula="of:=STDEV([.A2:.A11])" office:value-type="float" office:value="9.72124198210461" calcext:value-type="float">
            <text:p>9.7212419821</text:p>
          </table:table-cell>
          <table:table-cell table:formula="of:=STDEV([.B2:.B11])" office:value-type="float" office:value="0.297605477119796" calcext:value-type="float">
            <text:p>0.2976054771</text:p>
          </table:table-cell>
          <table:table-cell table:formula="of:=STDEV([.C2:.C11])" office:value-type="float" office:value="0.13471043260932" calcext:value-type="float">
            <text:p>0.1347104326</text:p>
          </table:table-cell>
          <table:table-cell table:formula="of:=STDEV([.D2:.D11])" office:value-type="float" office:value="46.1510000807383" calcext:value-type="float">
            <text:p>46.1510000807</text:p>
          </table:table-cell>
          <table:table-cell table:formula="of:=STDEV([.E2:.E11])" office:value-type="float" office:value="0.393074788716666" calcext:value-type="float">
            <text:p>0.3930747887</text:p>
          </table:table-cell>
          <table:table-cell table:formula="of:=STDEV([.F2:.F11])" office:value-type="float" office:value="0.0639573586654887" calcext:value-type="float">
            <text:p>0.0639573587</text:p>
          </table:table-cell>
          <table:table-cell table:formula="of:=STDEV([.G2:.G11])" office:value-type="float" office:value="0.0061441654317371" calcext:value-type="float">
            <text:p>0.0061441654</text:p>
          </table:table-cell>
          <table:table-cell table:formula="of:=STDEV([.H2:.H11])" office:value-type="float" office:value="0.0197473954947668" calcext:value-type="float">
            <text:p>0.0197473955</text:p>
          </table:table-cell>
          <table:table-cell table:formula="of:=STDEV([.I2:.I11])" office:value-type="float" office:value="0.00453867073066869" calcext:value-type="float">
            <text:p>0.0045386707</text:p>
          </table:table-cell>
          <table:table-cell/>
          <table:table-cell table:formula="of:=STDEV([.K2:.K11])" office:value-type="float" office:value="9.32439373113839" calcext:value-type="float">
            <text:p>9.3243937311</text:p>
          </table:table-cell>
          <table:table-cell table:formula="of:=STDEV([.L2:.L11])" office:value-type="float" office:value="0.659701969975805" calcext:value-type="float">
            <text:p>0.65970197</text:p>
          </table:table-cell>
          <table:table-cell table:formula="of:=STDEV([.M2:.M11])" office:value-type="float" office:value="0.117628829173613" calcext:value-type="float">
            <text:p>0.1176288292</text:p>
          </table:table-cell>
          <table:table-cell table:formula="of:=STDEV([.N2:.N11])" office:value-type="float" office:value="33.2212246691647" calcext:value-type="float">
            <text:p>33.2212246692</text:p>
          </table:table-cell>
          <table:table-cell table:formula="of:=STDEV([.O2:.O11])" office:value-type="float" office:value="0.0654420521369309" calcext:value-type="float">
            <text:p>0.0654420521</text:p>
          </table:table-cell>
          <table:table-cell table:formula="of:=STDEV([.P2:.P11])" office:value-type="float" office:value="0.0392817970821563" calcext:value-type="float">
            <text:p>0.0392817971</text:p>
          </table:table-cell>
          <table:table-cell table:formula="of:=STDEV([.Q2:.Q11])" office:value-type="float" office:value="0.0487754400295719" calcext:value-type="float">
            <text:p>0.04877544</text:p>
          </table:table-cell>
          <table:table-cell table:formula="of:=STDEV([.R2:.R11])" office:value-type="float" office:value="0.0236554562610426" calcext:value-type="float">
            <text:p>0.0236554563</text:p>
          </table:table-cell>
          <table:table-cell table:formula="of:=STDEV([.S2:.S11])" office:value-type="float" office:value="0.0647710095316597" calcext:value-type="float">
            <text:p>0.0647710095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luster 1</text:p>
          </table:table-cell>
          <table:table-cell table:number-columns-repeated="9"/>
          <table:table-cell office:value-type="string" calcext:value-type="string">
            <text:p>Cluster 2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$N$</text:p>
          </table:table-cell>
          <table:table-cell office:value-type="string" calcext:value-type="string">
            <text:p>$k_1$</text:p>
          </table:table-cell>
          <table:table-cell office:value-type="string" calcext:value-type="string">
            <text:p>$\tau_1$</text:p>
          </table:table-cell>
          <table:table-cell office:value-type="string" calcext:value-type="string">
            <text:p>$\tau_2$</text:p>
          </table:table-cell>
          <table:table-cell office:value-type="string" calcext:value-type="string">
            <text:p>$\tau_{ach}$</text:p>
          </table:table-cell>
          <table:table-cell office:value-type="string" calcext:value-type="string">
            <text:p>$\tau_{nor}$</text:p>
          </table:table-cell>
          <table:table-cell office:value-type="string" calcext:value-type="string">
            <text:p>$h_0$</text:p>
          </table:table-cell>
          <table:table-cell office:value-type="string" calcext:value-type="string">
            <text:p>$m_{nor}$</text:p>
          </table:table-cell>
          <table:table-cell office:value-type="string" calcext:value-type="string">
            <text:p>$m_{ach}$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50.36\pm 9$</text:p>
          </table:table-cell>
          <table:table-cell office:value-type="string" calcext:value-type="string">
            <text:p>$.9566 \pm .3$</text:p>
          </table:table-cell>
          <table:table-cell office:value-type="string" calcext:value-type="string">
            <text:p>$.1854\pm .13$</text:p>
          </table:table-cell>
          <table:table-cell office:value-type="string" calcext:value-type="string">
            <text:p>$127.31 \pm 46$</text:p>
          </table:table-cell>
          <table:table-cell office:value-type="string" calcext:value-type="string">
            <text:p>$.5968 \pm .4$</text:p>
          </table:table-cell>
          <table:table-cell office:value-type="string" calcext:value-type="string">
            <text:p>$.3176\pm .06$</text:p>
          </table:table-cell>
          <table:table-cell office:value-type="string" calcext:value-type="string">
            <text:p>$1.245\pm .006$</text:p>
          </table:table-cell>
          <table:table-cell office:value-type="string" calcext:value-type="string">
            <text:p>$.1816\pm .02$</text:p>
          </table:table-cell>
          <table:table-cell office:value-type="string" calcext:value-type="string">
            <text:p>$.0434\pm .004$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37.98\pm 9$</text:p>
          </table:table-cell>
          <table:table-cell office:value-type="string" calcext:value-type="string">
            <text:p>$1.379\pm .7$</text:p>
          </table:table-cell>
          <table:table-cell office:value-type="string" calcext:value-type="string">
            <text:p>$.3621\pm .11$</text:p>
          </table:table-cell>
          <table:table-cell office:value-type="string" calcext:value-type="string">
            <text:p>$82.88\pm 33$</text:p>
          </table:table-cell>
          <table:table-cell office:value-type="string" calcext:value-type="string">
            <text:p>$.1410\pm .06$</text:p>
          </table:table-cell>
          <table:table-cell office:value-type="string" calcext:value-type="string">
            <text:p>$.1688\pm.04$</text:p>
          </table:table-cell>
          <table:table-cell office:value-type="string" calcext:value-type="string">
            <text:p>$1.749\pm.05$</text:p>
          </table:table-cell>
          <table:table-cell office:value-type="string" calcext:value-type="string">
            <text:p>$.1609\pm.02$</text:p>
          </table:table-cell>
          <table:table-cell office:value-type="string" calcext:value-type="string">
            <text:p>$.0962\pm .06$</text:p>
          </table:table-cell>
          <table:table-cell table:number-columns-repeated="9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3"/>
          <table:table-cell table:formula="of:=1.749*60" office:value-type="float" office:value="104.94" calcext:value-type="float">
            <text:p>104.94</text:p>
          </table:table-cell>
          <table:table-cell table:formula="of:=0.05*6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60*1.245" office:value-type="float" office:value="74.7" calcext:value-type="float">
            <text:p>74.7</text:p>
          </table:table-cell>
          <table:table-cell table:formula="of:=0.006*60" office:value-type="float" office:value="0.36" calcext:value-type="float">
            <text:p>0.36</text:p>
          </table:table-cell>
          <table:table-cell table:number-columns-repeated="14"/>
        </table:table-row>
      </table:table>
      <table:table table:name="Sheet2" table:style-name="ta1">
        <table:table-column table:style-name="co1" table:number-columns-repeated="1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Cluster</text:p>
          </table:table-cell>
          <table:table-cell office:value-type="string" calcext:value-type="string">
            <text:p>$\alpha$</text:p>
          </table:table-cell>
          <table:table-cell office:value-type="string" calcext:value-type="string">
            <text:p>$N$</text:p>
          </table:table-cell>
          <table:table-cell office:value-type="string" calcext:value-type="string">
            <text:p>$M$</text:p>
          </table:table-cell>
          <table:table-cell office:value-type="string" calcext:value-type="string">
            <text:p>$k_1$</text:p>
          </table:table-cell>
          <table:table-cell office:value-type="string" calcext:value-type="string">
            <text:p>$k_2$</text:p>
          </table:table-cell>
          <table:table-cell office:value-type="string" calcext:value-type="string">
            <text:p>$\tau_1$</text:p>
          </table:table-cell>
          <table:table-cell office:value-type="string" calcext:value-type="string">
            <text:p>$\tau_2$</text:p>
          </table:table-cell>
          <table:table-cell office:value-type="string" calcext:value-type="string">
            <text:p>$\tau_{ach}$</text:p>
          </table:table-cell>
          <table:table-cell office:value-type="string" calcext:value-type="string">
            <text:p>$\tau_{nor}$</text:p>
          </table:table-cell>
          <table:table-cell office:value-type="string" calcext:value-type="string">
            <text:p>$\beta$</text:p>
          </table:table-cell>
          <table:table-cell office:value-type="string" calcext:value-type="string">
            <text:p>$h_0$</text:p>
          </table:table-cell>
          <table:table-cell office:value-type="string" calcext:value-type="string">
            <text:p>$m_{nor}$</text:p>
          </table:table-cell>
          <table:table-cell office:value-type="string" calcext:value-type="string">
            <text:p>$m_{ach}$</text:p>
          </table:table-cell>
          <table:table-cell office:value-type="string" calcext:value-type="string">
            <text:p>$\tau_d$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50.36\pm 9$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$.9566 \pm .3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$.1854\pm .13$</text:p>
          </table:table-cell>
          <table:table-cell office:value-type="string" calcext:value-type="string">
            <text:p>$127.31 \pm 46$</text:p>
          </table:table-cell>
          <table:table-cell office:value-type="string" calcext:value-type="string">
            <text:p>$.5968 \pm .4$</text:p>
          </table:table-cell>
          <table:table-cell office:value-type="string" calcext:value-type="string">
            <text:p>$.3176\pm .06$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$1.245\pm .006$</text:p>
          </table:table-cell>
          <table:table-cell office:value-type="string" calcext:value-type="string">
            <text:p>$.1816\pm .02$</text:p>
          </table:table-cell>
          <table:table-cell office:value-type="string" calcext:value-type="string">
            <text:p>$.0434\pm .004$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37.98\pm 9$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$1.379\pm .7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$.3621\pm .11$</text:p>
          </table:table-cell>
          <table:table-cell office:value-type="string" calcext:value-type="string">
            <text:p>$82.88\pm 33$</text:p>
          </table:table-cell>
          <table:table-cell office:value-type="string" calcext:value-type="string">
            <text:p>$.1410\pm .06$</text:p>
          </table:table-cell>
          <table:table-cell office:value-type="string" calcext:value-type="string">
            <text:p>$.1688\pm.04$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$1.749\pm.05$</text:p>
          </table:table-cell>
          <table:table-cell office:value-type="string" calcext:value-type="string">
            <text:p>$.1609\pm.02$</text:p>
          </table:table-cell>
          <table:table-cell office:value-type="string" calcext:value-type="string">
            <text:p>$.0962\pm .06$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09:21:12.839679593</meta:creation-date>
    <dc:date>2016-06-22T10:10:41.453185541</dc:date>
    <meta:editing-duration>PT17M54S</meta:editing-duration>
    <meta:editing-cycles>3</meta:editing-cycles>
    <meta:generator>LibreOffice/5.1.3.2$Linux_X86_64 LibreOffice_project/10m0$Build-2</meta:generator>
    <meta:document-statistic meta:table-count="2" meta:cell-count="315" meta:object-count="0"/>
  </office:meta>
</office:document-meta>
</file>